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visibility="collapse" table:default-cell-style-name="ce2"/>
        <table:table-row table:style-name="ro1">
          <table:table-cell table:style-name="ce1" office:value-type="string" table:number-columns-spanned="5" table:number-rows-spanned="1">
            <text:p>kopalnia_DATASIZE_200_KNN_3_distanceAlgorithm_PROBABILITY_Algorithms_MAGNETIC</text:p>
          </table:table-cell>
          <table:covered-table-cell table:number-columns-repeated="4"/>
        </table:table-row>
        <table:table-row table:style-name="ro2">
          <table:table-cell table:style-name="ce1" office:value-type="string" table:number-columns-spanned="5" table:number-rows-spanned="1">
            <text:p>ŚREDNIA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MAX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MIN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MEDIANA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MODA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1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2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2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0.5263157894737">
            <text:p>10.53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5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7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9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4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21.0526315789474">
            <text:p>21.05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  <table:table-cell/>
        </table:table-row>
        <table:table-row table:style-name="ro1">
          <table:table-cell table:style-name="ce1" office:value-type="string" table:number-columns-spanned="5" table:number-rows-spanned="1">
            <text:p>kopalnia_DATASIZE_200_KNN_3_distanceAlgorithm_PROBABILITY_Algorithms_RSSI</text:p>
          </table:table-cell>
          <table:covered-table-cell table:number-columns-repeated="4"/>
        </table:table-row>
        <table:table-row table:style-name="ro2">
          <table:table-cell table:style-name="ce1" office:value-type="string" table:number-columns-spanned="5" table:number-rows-spanned="1">
            <text:p>ŚREDNIA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MAX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MIN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MEDIANA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MODA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 -1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2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5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7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  <table:table-row table:style-name="ro2">
          <table:table-cell table:style-name="ce1" office:value-type="string" table:number-columns-spanned="5" table:number-rows-spanned="1">
            <text:p>PERCENTYL-90</text:p>
          </table:table-cell>
          <table:covered-table-cell table:number-columns-repeated="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table:style-name="ce3" office:value-type="string">
            <text:p>3/19</text:p>
          </table:table-cell>
          <table:table-cell/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</text:p>
          </table:table-cell>
          <table:table-cell table:number-columns-repeated="2" table:style-name="ce4" office:value-type="float" office:value="15.7894736842105">
            <text:p>15.79</text:p>
          </table:table-cell>
          <table:table-cell/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7:22:30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2" meta:object-count="0"/>
  </office:meta>
</office:document-meta>
</file>